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text-transform="uppercase" style:font-name="Liberation Serif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2.4016in" fo:margin-right="0in" fo:text-align="justify" style:justify-single-word="false" fo:text-indent="0in" style:auto-text-indent="false" style:writing-mode="lr-tb"/>
      <style:text-properties style:font-name="Liberation Serif"/>
    </style:style>
    <style:style style:name="P4" style:family="paragraph" style:parent-style-name="Standard">
      <style:paragraph-properties style:writing-mode="lr-tb"/>
      <style:text-properties style:font-name="Liberation Serif"/>
    </style:style>
    <style:style style:name="P5" style:family="paragraph" style:parent-style-name="Standard">
      <style:paragraph-properties fo:text-align="center" style:justify-single-word="false"/>
      <style:text-properties style:font-name="Liberation Serif"/>
    </style:style>
    <style:style style:name="P6" style:family="paragraph" style:parent-style-name="Standard">
      <style:paragraph-properties fo:text-align="justify" style:justify-single-word="false" style:writing-mode="lr-tb"/>
      <style:text-properties style:font-name="Liberation Serif" officeooo:paragraph-rsid="0005759c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Liberation Serif" fo:font-size="11pt" officeooo:rsid="0005759c" officeooo:paragraph-rsid="0005759c" style:font-size-asian="11pt" style:font-size-complex="11pt"/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Liberation Serif" fo:font-size="11pt" officeooo:rsid="00038be3" officeooo:paragraph-rsid="0020ede5" style:font-size-asian="11pt" style:font-size-complex="11pt"/>
    </style:style>
    <style:style style:name="P9" style:family="paragraph" style:parent-style-name="Standard">
      <style:paragraph-properties fo:text-align="justify" style:justify-single-word="false" style:writing-mode="lr-tb"/>
      <style:text-properties style:font-name="Liberation Serif" fo:font-size="11pt" officeooo:rsid="00038be3" officeooo:paragraph-rsid="00038be3" style:font-size-asian="11pt" style:font-size-complex="11pt"/>
    </style:style>
    <style:style style:name="P10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Liberation Serif" fo:font-size="11pt" fo:language="fr" fo:country="FR" fo:font-style="italic" officeooo:rsid="0003975c" officeooo:paragraph-rsid="0003975c" style:letter-kerning="true" fo:background-color="#ffff00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Liberation Serif" fo:font-size="11pt" fo:font-style="italic" officeooo:paragraph-rsid="0003975c" fo:background-color="#ffff00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Liberation Serif" fo:font-style="italic" officeooo:paragraph-rsid="0003975c" fo:background-color="#ffff00" style:font-style-asian="italic" style:font-style-complex="italic"/>
    </style:style>
    <style:style style:name="P13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Liberation Serif" fo:font-size="11pt" fo:language="fr" fo:country="FR" officeooo:rsid="00038be3" officeooo:paragraph-rsid="00038be3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P14" style:family="paragraph" style:parent-style-name="Standard">
      <style:paragraph-properties fo:text-align="justify" style:justify-single-word="false" style:writing-mode="lr-tb"/>
      <style:text-properties style:font-name="Liberation Serif" fo:font-size="11pt" fo:font-style="normal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style:font-name="Liberation Serif" fo:font-size="11pt" fo:font-style="normal" fo:font-weight="bold" officeooo:rsid="0005759c" officeooo:paragraph-rsid="0005759c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Liberation Serif" fo:font-style="normal" officeooo:rsid="0003975c" officeooo:paragraph-rsid="0003975c" style:font-style-asian="normal" style:font-style-complex="normal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use-window-font-color="true" loext:opacity="0%" style:font-name="Liberation Serif" fo:font-size="11pt" fo:language="fr" fo:country="FR" fo:font-style="normal" fo:font-weight="normal" officeooo:rsid="0003975c" officeooo:paragraph-rsid="0003975c" style:letter-kerning="true" style:font-name-asian="SimSun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.4925in" fo:margin-right="0in" fo:text-align="justify" style:justify-single-word="false" fo:text-indent="0in" style:auto-text-indent="false" style:writing-mode="lr-tb"/>
      <style:text-properties style:font-name="Liberation Serif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style="italic" fo:font-weight="bold" officeooo:rsid="0006a427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4317" style:font-weight-asian="bold" style:font-weight-complex="bold"/>
    </style:style>
    <style:style style:name="T5" style:family="text">
      <style:text-properties fo:font-weight="bold" officeooo:rsid="001a9df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language="fr" fo:country="FR" style:language-asian="zh" style:country-asian="CN" style:language-complex="hi" style:country-complex="IN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1pt" fo:font-weight="bold" officeooo:rsid="0005759c" style:font-size-asian="11pt" style:font-weight-asian="bold" style:font-size-complex="11pt" style:font-weight-complex="bold"/>
    </style:style>
    <style:style style:name="T10" style:family="text">
      <style:text-properties style:use-window-font-color="true" loext:opacity="0%" fo:font-size="11pt" fo:language="fr" fo:country="FR" fo:font-weight="bold" officeooo:rsid="0005759c" style:letter-kerning="true" style:font-name-asian="SimSun" style:font-size-asian="11pt" style:language-asian="zh" style:country-asian="CN" style:font-weight-asian="bold" style:font-name-complex="Mangal" style:font-size-complex="11pt" style:language-complex="hi" style:country-complex="IN" style:font-weight-complex="bold"/>
    </style:style>
    <style:style style:name="T11" style:family="text">
      <style:text-properties style:use-window-font-color="true" loext:opacity="0%" fo:language="fr" fo:country="FR" style:letter-kerning="true" style:font-name-asian="SimSun" style:language-asian="zh" style:country-asian="CN" style:font-name-complex="Mangal" style:language-complex="hi" style:country-complex="IN"/>
    </style:style>
    <style:style style:name="T12" style:family="text">
      <style:text-properties officeooo:rsid="0020ede5"/>
    </style:style>
    <style:style style:name="T13" style:family="text">
      <style:text-properties fo:font-style="italic" fo:font-weight="bold" officeooo:rsid="0006a427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officeooo:rsid="0021f132"/>
    </style:style>
    <style:style style:name="T15" style:family="text">
      <style:text-properties officeooo:rsid="0003975c"/>
    </style:style>
    <style:style style:name="T16" style:family="text">
      <style:text-properties style:use-window-font-color="true" loext:opacity="0%" fo:language="fr" fo:country="FR" officeooo:rsid="0003975c" style:letter-kerning="true" style:font-name-asian="SimSun" style:language-asian="zh" style:country-asian="CN" style:font-name-complex="Mangal" style:language-complex="hi" style:country-complex="IN"/>
    </style:style>
    <style:style style:name="T17" style:family="text">
      <style:text-properties style:use-window-font-color="true" loext:opacity="0%" fo:language="fr" fo:country="FR" officeooo:rsid="0021f132" style:letter-kerning="true" style:font-name-asian="SimSun" style:language-asian="zh" style:country-asian="CN" style:font-name-complex="Mangal" style:language-complex="hi" style:country-complex="IN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style:use-window-font-color="true" loext:opacity="0%" fo:language="fr" fo:country="FR" officeooo:rsid="0005759c" style:letter-kerning="true" style:font-name-asian="SimSun" style:language-asian="zh" style:country-asian="CN" style:font-name-complex="Mangal" style:language-complex="hi" style:country-complex="IN"/>
    </style:style>
    <style:style style:name="T20" style:family="text">
      <style:text-properties style:use-window-font-color="true" loext:opacity="0%" fo:language="fr" fo:country="FR" fo:font-style="italic" style:letter-kerning="true" fo:background-color="transparent" loext:char-shading-value="0" style:font-name-asian="SimSun" style:language-asian="zh" style:country-asian="CN" style:font-style-asian="italic" style:font-name-complex="Mangal" style:language-complex="hi" style:country-complex="IN" style:font-style-complex="italic"/>
    </style:style>
    <style:style style:name="T21" style:family="text">
      <style:text-properties fo:font-size="11pt" fo:font-weight="normal" style:font-size-asian="11pt" style:font-weight-asian="normal" style:font-size-complex="11pt" style:font-weight-complex="normal"/>
    </style:style>
    <style:style style:name="T22" style:family="text">
      <style:text-properties style:use-window-font-color="true" loext:opacity="0%" fo:font-size="11pt" fo:language="fr" fo:country="FR" fo:font-weight="normal" style:letter-kerning="true" style:font-name-asian="SimSun" style:font-size-asian="11pt" style:language-asian="zh" style:country-asian="CN" style:font-weight-asian="normal" style:font-name-complex="Mangal" style:font-size-complex="11pt" style:language-complex="hi" style:country-complex="IN" style:font-weight-complex="normal"/>
    </style:style>
    <style:style style:name="T23" style:family="text">
      <style:text-properties fo:font-size="11pt" fo:font-weight="normal" officeooo:rsid="0005759c" style:font-size-asian="11pt" style:font-weight-asian="normal" style:font-size-complex="11pt" style:font-weight-complex="normal"/>
    </style:style>
    <style:style style:name="T2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fo:font-style="normal" fo:font-weight="normal" officeooo:rsid="0005759c" style:font-size-asian="11pt" style:font-style-asian="normal" style:font-weight-asian="norm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èle de rapport de constatation</text:p>
      <text:p text:style-name="P2"/>
      <text:p text:style-name="P3"><text:span text:style-name="T1">Mairie </text:span><text:span text:style-name="T2">{{ commune }}</text:span></text:p>
      <text:p text:style-name="P4"/>
      <text:p text:style-name="P5"><text:span text:style-name="T3">RAPPORT </text:span><text:span text:style-name="T4">de</text:span><text:span text:style-name="T3"> : </text:span><text:span text:style-name="T5">[</text:span><text:span text:style-name="T4">Police / Marie</text:span><text:span text:style-name="T5">]</text:span></text:p>
      <text:p text:style-name="P4"/>
      <text:p text:style-name="P4"/>
      <text:p text:style-name="P4"><text:span text:style-name="T6">Objet</text:span> : Rapport de constatation d’un dép<text:span text:style-name="T7">ôt sauvage en date du</text:span> {{ date_constat }} à {{ heure_constat }}.</text:p>
      <text:p text:style-name="P4"/>
      <text:p text:style-name="P4"><text:span text:style-name="T8">Société ou personne concernée</text:span> : {{ auteur_signalement }}</text:p>
      <text:p text:style-name="P4"/>
      <text:p text:style-name="P6"><text:span text:style-name="T9">Constatation</text:span><text:span text:style-name="T10">s</text:span></text:p>
      <text:p text:style-name="P7"><text:span text:style-name="T11"/></text:p>
      <text:p text:style-name="P8">Le {{ date_constat }} à {{ heure_constat }} à <text:span text:style-name="T12">{{ localistaion_depot }}</text:span>, <text:span text:style-name="T12">{{ auteur_signalement }},</text:span> sur la commune de <text:span text:style-name="T13">{{ commune }}</text:span> constate les éléments suivants :</text:p>
      <text:p text:style-name="P9"/>
      <text:p text:style-name="P9">Des déchets sont entreposés sur <text:span text:style-name="T14">{{ nature_terrain }}</text:span>. <text:span text:style-name="T15">Il s’agit d’un</text:span> dép<text:span text:style-name="T11">ôt </text:span><text:span text:style-name="T16">sauvage dont le</text:span><text:span text:style-name="T11"> volume </text:span><text:span text:style-name="T16">est </text:span><text:span text:style-name="T11">estimé </text:span><text:span text:style-name="T16">à </text:span><text:span text:style-name="T17">{{volume_depot }} </text:span><text:span text:style-name="T16"><text:s/></text:span><text:span text:style-name="T11">et </text:span><text:span text:style-name="T16">qui </text:span><text:span text:style-name="T11">se compose de </text:span><text:span text:style-name="T17">{{ type_depot}}</text:span><text:span text:style-name="T11">.</text:span></text:p>
      <text:p text:style-name="P9"><text:span text:style-name="T11">[REMPLIR en cas de photos : « </text:span><text:span text:style-name="T16">Une planche photographique</text:span><text:span text:style-name="T11"> </text:span><text:span text:style-name="T16">est</text:span><text:span text:style-name="T11"> jointe en annexe du présent rapport. »]</text:span></text:p>
      <text:p text:style-name="P10">(Le cas échéant :</text:p>
      <text:p text:style-name="P10">- précisez l’identité du propriétaire du terrain ;</text:p>
      <text:p text:style-name="P10">-précisez s’il s’agit d’une zone particulière (zone agricole, zone forestière, zone naturelle, zone humide, zone Natura 2000, zone Ramsar, etc.) ;</text:p>
      <text:p text:style-name="P11">- précisez s’il existe un cours d’eau à proximité ou un captage d’eau ;</text:p>
      <text:p text:style-name="P12"><text:span text:style-name="T18">- précisez l’identité et qualité des personnes rencontrées</text:span><text:span text:style-name="T1"> ;</text:span></text:p>
      <text:p text:style-name="P11">- détaillez ici la nature des vérifications auxquelles il a été procédé ;</text:p>
      <text:p text:style-name="P10">- apportez tout autre élément (présence d’habitation, présence d’élevage, voie ferrée, etc.).</text:p>
      <text:p text:style-name="P9"><text:span text:style-name="T11"/></text:p>
      <text:p text:style-name="P13">[REMPLIR en cas d’auteur identifié :</text:p>
      <text:p text:style-name="P9"><text:span text:style-name="T11">Les éléments présents sur place ([REMPLIR indices_identification]) permettent d’identifier que l’auteur </text:span><text:span text:style-name="T16">présumé</text:span><text:span text:style-name="T11"> des faits est </text:span><text:span text:style-name="T19">[REMPLIR nom_auteur + identite_auteur]</text:span><text:span text:style-name="T20">.</text:span><text:span text:style-name="T11">]</text:span></text:p>
      <text:p text:style-name="P14"/>
      <text:p text:style-name="P15">Préjudice</text:p>
      <text:p text:style-name="P16"><text:span text:style-name="T21"/></text:p>
      <text:p text:style-name="P16"><text:span text:style-name="T21">[REMPLIR s’il existe une délibération : « La commune de [REMPLIR nom_mairie] dispose d’un arr</text:span><text:span text:style-name="T22">êté ou d’une délibération municipale encadrant les dépôts sauvages de déchets et fixant le montant du forfait d’enlèvement à [REMPLIR montant_forfait].]</text:span></text:p>
      <text:p text:style-name="P16"><text:span text:style-name="T22"/></text:p>
      <text:p text:style-name="P17">Le préjudice pour la commune est estimé à [REMPLIR préjudice]. Cela correspond à [REMPLIR calcul_prejudice ou « la facture payée par la mairie pour faire retirer le dépôt sauvage par un professionnel ».]</text:p>
      <text:p text:style-name="P16"><text:span text:style-name="T22"/></text:p>
      <text:p text:style-name="P17">[REMPLIR si dépôt de plainte : Une plainte au nom de la commune de [REMPLIR nom_mairie] sera déposée pour les faits constatés.]</text:p>
      <text:p text:style-name="P16"><text:span text:style-name="T22"/></text:p>
      <text:p text:style-name="P18">Transmission du rapport</text:p>
      <text:p text:style-name="P19"><text:span text:style-name="T21">- </text:span><text:span text:style-name="T23">[REMPLIR brigade]</text:span><text:span text:style-name="T21"> ;</text:span></text:p>
      <text:p text:style-name="P19"><text:span text:style-name="T21">- </text:span><text:span text:style-name="T23">La </text:span><text:span text:style-name="T21">sous-préfecture de l’arrondissement de </text:span><text:span text:style-name="T23">[REMPLIR sous_pref] ;</text:span></text:p>
      <text:p text:style-name="P19"><text:span text:style-name="T21">- Le procureur de la République près le tribunal judiciaire de </text:span><text:span text:style-name="T24">[</text:span><text:span text:style-name="T25">REMPLIR tribunal]</text:span><text:span text:style-name="T21"> ;</text:span></text:p>
      <text:p text:style-name="P19"><text:span text:style-name="T21">- La direction départementale des territoires </text:span><text:span text:style-name="T23">de [REMPLIR département]</text:span><text:span text:style-name="T2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background-color="#ffff00"/>
    </style:style>
    <style:style style:name="MP2" style:family="paragraph" style:parent-style-name="Footer">
      <style:paragraph-properties fo:text-align="center" style:justify-single-word="false" style:writing-mode="lr-tb"/>
      <style:text-properties officeooo:paragraph-rsid="0005759c" fo:background-color="#ffff00"/>
    </style:style>
    <style:style style:name="MT1" style:family="text">
      <style:text-properties officeooo:rsid="0002530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A </text:span>CHARTE GRAPHIQUE DE LA COMMUNE <text:span text:style-name="MT1">ICI</text:span></text:p>
      </style:header>
      <style:footer>
        <text:p text:style-name="MP2"><text:span text:style-name="MT1">AJOUTER LA </text:span>CHARTE GRAPHIQUE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1T10:18:03</meta:creation-date>
    <dc:language>fr-FR</dc:language>
    <dc:date>2025-04-23T14:42:12.950122434</dc:date>
    <meta:editing-cycles>39</meta:editing-cycles>
    <meta:editing-duration>PT1H56M29S</meta:editing-duration>
    <meta:generator>LibreOffice/24.8.5.2$Linux_X86_64 LibreOffice_project/480$Build-2</meta:generator>
    <meta:document-statistic meta:table-count="0" meta:image-count="0" meta:object-count="0" meta:page-count="1" meta:paragraph-count="29" meta:word-count="366" meta:character-count="2328" meta:non-whitespace-character-count="1990"/>
    <meta:user-defined meta:name="AppVersion">15.0000</meta:user-defined>
  </office:meta>
</office:document-meta>
</file>